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123 foi cadastrada com erro no nome do segurado, e isso está impedindo o recebimento da inden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encontro os documentos necessários para completar o processo da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tentando resolver um problema referente ao seguro com apólice 123, mas não consigo obter resposta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encontro os documentos necessários para completar o processo da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cancelar a apólice 123 sem prejuízos adicionai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esclarecimento sobre o prazo de pagamento de indenização da apólice 123, pois já passou o tempo informa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Preciso atualizar meu endereço na apólice 123 e gostaria de saber como enviar essa atual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 problema com a assinatura digital no pedido da apólice 123, o que está impedindo seu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tentando resolver um problema referente ao seguro com apólice 123, mas não consigo obter resposta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Solicito a reanálise do pedido relacionado à apólice 123, pois houve equívocos na avaliação anterio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ões para concluir o pedido de indenização da apólice 123, uma vez que houve inconsistências na documentação envia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tualizar meu endereço na apólice 123 e gostaria de saber como enviar essa atual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se é possível recorrer da decisão sobre a apólice 123, já que meu pedido foi indeferi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ficuldades técnicas ao tentar registrar o sinistro associado à apólice 123 no sistema, e não sei como proced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tentando resolver um problema referente ao seguro com apólice 123, mas não consigo obter resposta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 problema com a assinatura digital no pedido da apólice 123, o que está impedindo seu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ões para concluir o pedido de indenização da apólice 123, uma vez que houve inconsistências na documentação envia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 problema com a assinatura digital no pedido da apólice 123, o que está impedindo seu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reanálise do pedido relacionado à apólice 123, pois houve equívocos na avaliação anterio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tentando resolver um problema referente ao seguro com apólice 123, mas não consigo obter resposta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123 foi cadastrada com erro no nome do segurado, e isso está impedindo o recebimento da inden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 problema com a assinatura digital no pedido da apólice 123, o que está impedindo seu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ões para concluir o pedido de indenização da apólice 123, uma vez que houve inconsistências na documentação envia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 problema com a assinatura digital no pedido da apólice 123, o que está impedindo seu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ficuldades técnicas ao tentar registrar o sinistro associado à apólice 123 no sistema, e não sei como proced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tualizar meu endereço na apólice 123 e gostaria de saber como enviar essa atual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Solicito a reanálise do pedido relacionado à apólice 123, pois houve equívocos na avaliação anterio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esclarecimento sobre o prazo de pagamento de indenização da apólice 123, pois já passou o tempo informa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esclarecimento sobre o prazo de pagamento de indenização da apólice 123, pois já passou o tempo informa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tentando resolver um problema referente ao seguro com apólice 123, mas não consigo obter resposta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reanálise do pedido relacionado à apólice 123, pois houve equívocos na avaliação anterio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se é possível recorrer da decisão sobre a apólice 123, já que meu pedido foi indeferi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123 foi cadastrada com erro no nome do segurado, e isso está impedindo o recebimento da inden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 problema com a assinatura digital no pedido da apólice 123, o que está impedindo seu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ficuldades técnicas ao tentar registrar o sinistro associado à apólice 123 no sistema, e não sei como proced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tualizar meu endereço na apólice 123 e gostaria de saber como enviar essa atual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tualizar meu endereço na apólice 123 e gostaria de saber como enviar essa atual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tentando resolver um problema referente ao seguro com apólice 123, mas não consigo obter resposta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reanálise do pedido relacionado à apólice 123, pois houve equívocos na avaliação anterio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esclarecimento sobre o prazo de pagamento de indenização da apólice 123, pois já passou o tempo informa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reanálise do pedido relacionado à apólice 123, pois houve equívocos na avaliação anterio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123 foi cadastrada com erro no nome do segurado, e isso está impedindo o recebimento da inden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 problema com a assinatura digital no pedido da apólice 123, o que está impedindo seu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reanálise do pedido relacionado à apólice 123, pois houve equívocos na avaliação anterio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esclarecimento sobre o prazo de pagamento de indenização da apólice 123, pois já passou o tempo informa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ões para concluir o pedido de indenização da apólice 123, uma vez que houve inconsistências na documentação envia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ões para concluir o pedido de indenização da apólice 123, uma vez que houve inconsistências na documentação envia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cancelar a apólice 123 sem prejuízos adicionai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reanálise do pedido relacionado à apólice 123, pois houve equívocos na avaliação anterio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esclarecimento sobre o prazo de pagamento de indenização da apólice 123, pois já passou o tempo informa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reanálise do pedido relacionado à apólice 123, pois houve equívocos na avaliação anterio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se é possível recorrer da decisão sobre a apólice 123, já que meu pedido foi indeferi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esclarecimento sobre o prazo de pagamento de indenização da apólice 123, pois já passou o tempo informa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reanálise do pedido relacionado à apólice 123, pois houve equívocos na avaliação anterio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tentando resolver um problema referente ao seguro com apólice 123, mas não consigo obter resposta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 problema com a assinatura digital no pedido da apólice 123, o que está impedindo seu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esclarecimento sobre o prazo de pagamento de indenização da apólice 123, pois já passou o tempo informa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tualizar meu endereço na apólice 123 e gostaria de saber como enviar essa atual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se é possível recorrer da decisão sobre a apólice 123, já que meu pedido foi indeferi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cancelar a apólice 123 sem prejuízos adicionai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tualizar meu endereço na apólice 123 e gostaria de saber como enviar essa atual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ões para concluir o pedido de indenização da apólice 123, uma vez que houve inconsistências na documentação envia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tualizar meu endereço na apólice 123 e gostaria de saber como enviar essa atual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ficuldades técnicas ao tentar registrar o sinistro associado à apólice 123 no sistema, e não sei como proced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ões para concluir o pedido de indenização da apólice 123, uma vez que houve inconsistências na documentação envia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ões para concluir o pedido de indenização da apólice 123, uma vez que houve inconsistências na documentação envia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esclarecimento sobre o prazo de pagamento de indenização da apólice 123, pois já passou o tempo informa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 problema com a assinatura digital no pedido da apólice 123, o que está impedindo seu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tentando resolver um problema referente ao seguro com apólice 123, mas não consigo obter resposta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ficuldades técnicas ao tentar registrar o sinistro associado à apólice 123 no sistema, e não sei como proced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ficuldades técnicas ao tentar registrar o sinistro associado à apólice 123 no sistema, e não sei como proced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ficuldades técnicas ao tentar registrar o sinistro associado à apólice 123 no sistema, e não sei como proced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se é possível recorrer da decisão sobre a apólice 123, já que meu pedido foi indeferi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esclarecimento sobre o prazo de pagamento de indenização da apólice 123, pois já passou o tempo informa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 problema com a assinatura digital no pedido da apólice 123, o que está impedindo seu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se é possível recorrer da decisão sobre a apólice 123, já que meu pedido foi indeferi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 problema com a assinatura digital no pedido da apólice 123, o que está impedindo seu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tualizar meu endereço na apólice 123 e gostaria de saber como enviar essa atual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esclarecimento sobre o prazo de pagamento de indenização da apólice 123, pois já passou o tempo informa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encontro os documentos necessários para completar o processo da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esclarecimento sobre o prazo de pagamento de indenização da apólice 123, pois já passou o tempo informa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tualizar meu endereço na apólice 123 e gostaria de saber como enviar essa atual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ficuldades técnicas ao tentar registrar o sinistro associado à apólice 123 no sistema, e não sei como proced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 problema com a assinatura digital no pedido da apólice 123, o que está impedindo seu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cancelar a apólice 123 sem prejuízos adicionai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tentando resolver um problema referente ao seguro com apólice 123, mas não consigo obter resposta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se é possível recorrer da decisão sobre a apólice 123, já que meu pedido foi indeferi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tualizar meu endereço na apólice 123 e gostaria de saber como enviar essa atual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encontro os documentos necessários para completar o processo da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encontro os documentos necessários para completar o processo da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reanálise do pedido relacionado à apólice 123, pois houve equívocos na avaliação anterio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Há um problema com a assinatura digital no pedido da apólice 123, o que está impedindo seu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encontro os documentos necessários para completar o processo da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ões para concluir o pedido de indenização da apólice 123, uma vez que houve inconsistências na documentação envia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cancelar a apólice 123 sem prejuízos adicionai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ões para concluir o pedido de indenização da apólice 123, uma vez que houve inconsistências na documentação envia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123 foi cadastrada com erro no nome do segurado, e isso está impedindo o recebimento da inden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tentando resolver um problema referente ao seguro com apólice 123, mas não consigo obter resposta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ões para concluir o pedido de indenização da apólice 123, uma vez que houve inconsistências na documentação envia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 problema com a assinatura digital no pedido da apólice 123, o que está impedindo seu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cancelar a apólice 123 sem prejuízos adicionai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encontro os documentos necessários para completar o processo da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Não encontro os documentos necessários para completar o processo da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ficuldades técnicas ao tentar registrar o sinistro associado à apólice 123 no sistema, e não sei como proced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esclarecimento sobre o prazo de pagamento de indenização da apólice 123, pois já passou o tempo informa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ficuldades técnicas ao tentar registrar o sinistro associado à apólice 123 no sistema, e não sei como proced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se é possível recorrer da decisão sobre a apólice 123, já que meu pedido foi indeferi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ficuldades técnicas ao tentar registrar o sinistro associado à apólice 123 no sistema, e não sei como proced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123 foi cadastrada com erro no nome do segurado, e isso está impedindo o recebimento da inden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123 foi cadastrada com erro no nome do segurado, e isso está impedindo o recebimento da inden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ões para concluir o pedido de indenização da apólice 123, uma vez que houve inconsistências na documentação envia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esclarecimento sobre o prazo de pagamento de indenização da apólice 123, pois já passou o tempo informa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encontro os documentos necessários para completar o processo da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 problema com a assinatura digital no pedido da apólice 123, o que está impedindo seu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 problema com a assinatura digital no pedido da apólice 123, o que está impedindo seu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tualizar meu endereço na apólice 123 e gostaria de saber como enviar essa atual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tentando resolver um problema referente ao seguro com apólice 123, mas não consigo obter resposta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tualizar meu endereço na apólice 123 e gostaria de saber como enviar essa atual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encontro os documentos necessários para completar o processo da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number-rows-repeated="3" table:style-name="ro1">
          <table:table-cell office:value-type="string" table:style-name="ce1">
            <text:p>Solicito a reanálise do pedido relacionado à apólice 123, pois houve equívocos na avaliação anterio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encontro os documentos necessários para completar o processo da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tualizar meu endereço na apólice 123 e gostaria de saber como enviar essa atual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ões para concluir o pedido de indenização da apólice 123, uma vez que houve inconsistências na documentação envia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123 foi cadastrada com erro no nome do segurado, e isso está impedindo o recebimento da inden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esclarecimento sobre o prazo de pagamento de indenização da apólice 123, pois já passou o tempo informa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ficuldades técnicas ao tentar registrar o sinistro associado à apólice 123 no sistema, e não sei como proced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se é possível recorrer da decisão sobre a apólice 123, já que meu pedido foi indeferi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se é possível recorrer da decisão sobre a apólice 123, já que meu pedido foi indeferi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encontro os documentos necessários para completar o processo da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ões para concluir o pedido de indenização da apólice 123, uma vez que houve inconsistências na documentação envia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cancelar a apólice 123 sem prejuízos adicionai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lterar dados incorretos da apólice 123 e não encontro o canal adequado para essa corre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ficuldades técnicas ao tentar registrar o sinistro associado à apólice 123 no sistema, e não sei como proced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rocesso referente à apólice 123 está parado há meses e preciso saber o motivo do atras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esclarecimento sobre o prazo de pagamento de indenização da apólice 123, pois já passou o tempo informa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reanálise do pedido relacionado à apólice 123, pois houve equívocos na avaliação anterio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esclarecimento sobre o prazo de pagamento de indenização da apólice 123, pois já passou o tempo informad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 problema com a assinatura digital no pedido da apólice 123, o que está impedindo seu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cancelar a apólice 123 sem prejuízos adicionai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stema indicou erro no cadastro do meu pedido de indenização com apólice 123 e preciso de orient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dificuldades em anexar documentos ao pedido de apólice 123 no sistema e gostaria de aju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reanálise do pedido relacionado à apólice 123, pois houve equívocos na avaliação anterio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ficuldades técnicas ao tentar registrar o sinistro associado à apólice 123 no sistema, e não sei como proced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tentando resolver um problema referente ao seguro com apólice 123, mas não consigo obter resposta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ões para concluir o pedido de indenização da apólice 123, uma vez que houve inconsistências na documentação envia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123 foi cadastrada com erro no nome do segurado, e isso está impedindo o recebimento da inden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reanálise do pedido relacionado à apólice 123, pois houve equívocos na avaliação anterio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informações conflitantes sobre o status do processo da apólice 123 e preciso de um esclareci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atualizar meu endereço na apólice 123 e gostaria de saber como enviar essa atualizaçã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saber se a apólice 123 cobre despesas médicas não previstas inicialmente no contra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agamento da apólice 123 está atrasado, e preciso saber se há alguma pendência que devo resolver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consigo contato com o responsável pelo meu processo de apólice 123 e gostaria de saber como dar andamento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cancelar a apólice 123 sem prejuízos adicionai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ões para concluir o pedido de indenização da apólice 123, uma vez que houve inconsistências na documentação enviada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ei todos os documentos solicitados, mas a indenização da apólice 123 foi negada sem explicações claras.</text:p>
          </table:table-cell>
          <table:table-cell office:value-type="string" table:style-name="ce1">
            <text:p>DPVAT/SPVAT</text:p>
          </table:table-cell>
          <table:table-cell table:number-columns-repeated="16382"/>
        </table:table-row>
        <table:table-row table:number-rows-repeated="10482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Anderson Alves Monteiro</dc:creator>
    <dc:date>2024-10-21T00:54:22Z</dc:date>
  </office:meta>
</office:document-meta>
</file>